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P2" style:family="paragraph" style:parent-style-name="Standard">
      <style:paragraph-properties fo:text-align="start" style:justify-single-word="false"/>
      <style:text-properties officeooo:rsid="000a5232" officeooo:paragraph-rsid="000a5232"/>
    </style:style>
    <style:style style:name="P3" style:family="paragraph" style:parent-style-name="Standard">
      <style:paragraph-properties fo:text-align="start" style:justify-single-word="false"/>
      <style:text-properties officeooo:rsid="0010b999" officeooo:paragraph-rsid="0010b999"/>
    </style:style>
    <style:style style:name="P4" style:family="paragraph" style:parent-style-name="Standard">
      <style:paragraph-properties fo:text-align="start" style:justify-single-word="false"/>
      <style:text-properties officeooo:rsid="00117fc3" officeooo:paragraph-rsid="00117fc3"/>
    </style:style>
    <style:style style:name="P5" style:family="paragraph" style:parent-style-name="Standard">
      <style:paragraph-properties fo:text-align="start" style:justify-single-word="false"/>
      <style:text-properties officeooo:rsid="00130553" officeooo:paragraph-rsid="00130553"/>
    </style:style>
    <style:style style:name="P6" style:family="paragraph" style:parent-style-name="Standard" style:list-style-name="L1">
      <style:text-properties officeooo:rsid="00094a0f" officeooo:paragraph-rsid="00094a0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94a0f" officeooo:paragraph-rsid="00094a0f"/>
    </style:style>
    <style:style style:name="P8" style:family="paragraph" style:parent-style-name="Standard" style:list-style-name="L1">
      <style:text-properties officeooo:rsid="000a5232" officeooo:paragraph-rsid="000a523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a5232" officeooo:paragraph-rsid="000a5232"/>
    </style:style>
    <style:style style:name="P10" style:family="paragraph" style:parent-style-name="Standard">
      <style:text-properties officeooo:rsid="0006f2b9" officeooo:paragraph-rsid="0006f2b9"/>
    </style:style>
    <style:style style:name="P11" style:family="paragraph" style:parent-style-name="Standard">
      <style:text-properties officeooo:rsid="0006f2b9" officeooo:paragraph-rsid="00184545"/>
    </style:style>
    <style:style style:name="P12" style:family="paragraph" style:parent-style-name="Standard">
      <style:text-properties officeooo:rsid="00184545" officeooo:paragraph-rsid="00184545"/>
    </style:style>
    <style:style style:name="T1" style:family="text">
      <style:text-properties officeooo:rsid="000a5232"/>
    </style:style>
    <style:style style:name="T2" style:family="text">
      <style:text-properties officeooo:rsid="00117fc3"/>
    </style:style>
    <style:style style:name="T3" style:family="text">
      <style:text-properties officeooo:rsid="00130553"/>
    </style:style>
    <style:style style:name="T4" style:family="text">
      <style:text-properties officeooo:rsid="001845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11">- <text:span text:style-name="T4">potrzebuje jeszcze panelu: [wykres, SAVINGS, -- goal , monthly],</text:span></text:p>
      <text:p text:style-name="P11"><text:span text:style-name="T4">[ amount to achive big goal np. 20 tysi auto, ile mi jeszcze brakuje do niego --- bar/line]</text:span></text:p>
      <text:p text:style-name="P12">[templatka add big goal, chose cantegory, chose amount, -- progres proent BAR, [delted]]</text:p>
      <text:p text:style-name="P1"/>
      <text:p text:style-name="P1">2. Co jest mile widziane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1"/>
      <text:p text:style-name="P1">Spis tresci</text:p>
      <text:p text:style-name="P1"/>
      <text:list xml:id="list3385023011" text:style-name="L1">
        <text:list-item>
          <text:p text:style-name="P6">Wstep<text:tab/></text:p>
          <text:list>
            <text:list-item>
              <text:p text:style-name="P7">opis problemu </text:p>
              <text:list>
                <text:list-header>
                  <text:p text:style-name="P7">wstep historia inspiracja <text:s/></text:p>
                </text:list-header>
              </text:list>
            </text:list-item>
            <text:list-item>
              <text:p text:style-name="P7">cel pracy : wyponanie prostej aplikacji internetowe </text:p>
            </text:list-item>
          </text:list>
        </text:list-item>
        <text:list-item>
          <text:p text:style-name="P6">Sposoby oszczedzania pieniedzy</text:p>
        </text:list-item>
        <text:list-item>
          <text:p text:style-name="P6">Aplikacja webowa </text:p>
          <text:list>
            <text:list-item>
              <text:p text:style-name="P8">wymagania funkcjonalne, co ma by zrobione </text:p>
            </text:list-item>
            <text:list-item>
              <text:p text:style-name="P8">wykozystane technologie </text:p>
            </text:list-item>
            <text:list-item>
              <text:p text:style-name="P8">architektura aplikacji</text:p>
              <text:list>
                <text:list-item>
                  <text:p text:style-name="P8">diagram bazy danych </text:p>
                </text:list-item>
                <text:list-item>
                  <text:p text:style-name="P8">komunikacja frontent serwer</text:p>
                </text:list-item>
                <text:list-item>
                  <text:p text:style-name="P8">prezentacja danych, widoki uzytkownika </text:p>
                </text:list-item>
              </text:list>
            </text:list-item>
            <text:list-item>
              <text:p text:style-name="P8">testy aplikacji – opis <text:s/>PO NAPISANIU APLI </text:p>
            </text:list-item>
          </text:list>
        </text:list-item>
        <text:list-item>
          <text:p text:style-name="P6">Testy funkcjonalne <text:span text:style-name="T1">NA KONIEC</text:span></text:p>
        </text:list-item>
        <text:list-item>
          <text:p text:style-name="P6">Podsumowanie </text:p>
          <text:list>
            <text:list-item>
              <text:p text:style-name="P9">co zosto zrobione, czy cel pracy jest speniony : NA KONIEC</text:p>
            </text:list-item>
            <text:list-item>
              <text:p text:style-name="P9">dalsze plany rozwoju aplikacji : TO DO</text:p>
            </text:list-item>
          </text:list>
        </text:list-item>
        <text:list-item>
          <text:p text:style-name="P8">Dodatki </text:p>
          <text:list>
            <text:list-item>
              <text:p text:style-name="P8">Bibliografia : <text:tab/>ROBISZ W MIARE PISANIA </text:p>
            </text:list-item>
            <text:list-item>
              <text:p text:style-name="P9">Instrukcja obsugi aplikacji : PO POWSTANIU APLIKACJI</text:p>
            </text:list-item>
          </text:list>
        </text:list-item>
      </text:list>
      <text:p text:style-name="P2"/>
      <text:p text:style-name="P2"/>
      <text:p text:style-name="P3">DO promotora: </text:p>
      <text:p text:style-name="P3"/>
      <text:p text:style-name="P3">Pisze do Pana w sprawie pracy inzynierskiej. W zaczniku przesyam plan cze<text:span text:style-name="T2">ci teorertycznej. Prosze <text:s/>odpisa czy jest on ok. <text:s/></text:span></text:p>
      <text:p text:style-name="P4"/>
      <text:p text:style-name="P4">Aplikacja ktora pisze to budzet domowy. W kolejnym zalaczniku opis i cel pracy. <text:span text:style-name="T3">Prosiabym o zatwierdzenie ze ok. </text:span></text:p>
      <text:p text:style-name="P3"/>
      <text:p text:style-name="P3"><text:span text:style-name="T3">Zalezy mi zeby spotkac sie z Panem w pierwszym tygodniach stycznia. Prosze zaproponowac jakas date</text:span> ? Co powinnam miec <text:span text:style-name="T3">na konsultacje juz gotowe </text:span><text:s/>? </text:p>
      <text:p text:style-name="P3"/>
      <text:p text:style-name="P5">Pozdrawiam</text:p>
      <text:p text:style-name="P5"><text:soft-page-break/>Liczne na szybko odpowiedz zycze spokojny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3T00:01:10.998320481</dc:date>
    <meta:editing-duration>PT40M17S</meta:editing-duration>
    <meta:editing-cycles>6</meta:editing-cycles>
    <meta:generator>LibreOffice/5.4.7.2$Linux_X86_64 LibreOffice_project/40$Build-2</meta:generator>
    <meta:document-statistic meta:table-count="0" meta:image-count="0" meta:object-count="0" meta:page-count="2" meta:paragraph-count="40" meta:word-count="271" meta:character-count="1702" meta:non-whitespace-character-count="1463"/>
  </office:meta>
</office:document-meta>
</file>